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0bd3" officeooo:paragraph-rsid="001d0bd3"/>
    </style:style>
    <style:style style:name="P2" style:family="paragraph" style:parent-style-name="Standard">
      <style:text-properties officeooo:paragraph-rsid="001d0bd3"/>
    </style:style>
    <style:style style:name="P3" style:family="paragraph" style:parent-style-name="Standard">
      <style:text-properties officeooo:rsid="001e550e" officeooo:paragraph-rsid="001e550e"/>
    </style:style>
    <style:style style:name="P4" style:family="paragraph" style:parent-style-name="Standard">
      <style:text-properties style:text-underline-style="solid" style:text-underline-width="auto" style:text-underline-color="font-color" officeooo:rsid="001d0bd3" officeooo:paragraph-rsid="001d0bd3"/>
    </style:style>
    <style:style style:name="P5" style:family="paragraph" style:parent-style-name="Standard">
      <style:text-properties style:text-underline-style="solid" style:text-underline-width="auto" style:text-underline-color="font-color" officeooo:rsid="001e550e" officeooo:paragraph-rsid="001e550e"/>
    </style:style>
    <style:style style:name="P6" style:family="paragraph" style:parent-style-name="Standard">
      <style:text-properties style:text-underline-style="none" officeooo:rsid="001e550e" officeooo:paragraph-rsid="001e550e"/>
    </style:style>
    <style:style style:name="P7" style:family="paragraph" style:parent-style-name="Standard">
      <style:text-properties style:text-underline-style="none" officeooo:rsid="001f0315" officeooo:paragraph-rsid="001f0315"/>
    </style:style>
    <style:style style:name="P8" style:family="paragraph" style:parent-style-name="Standard">
      <style:text-properties officeooo:paragraph-rsid="00206625"/>
    </style:style>
    <style:style style:name="P9" style:family="paragraph" style:parent-style-name="Standard">
      <style:text-properties style:text-underline-style="solid" style:text-underline-width="auto" style:text-underline-color="font-color" officeooo:rsid="001e550e" officeooo:paragraph-rsid="001e550e"/>
    </style:style>
    <style:style style:name="P10" style:family="paragraph" style:parent-style-name="Standard">
      <style:text-properties officeooo:paragraph-rsid="001f0315"/>
    </style:style>
    <style:style style:name="P11" style:family="paragraph" style:parent-style-name="Standard">
      <style:text-properties officeooo:paragraph-rsid="00229143"/>
    </style:style>
    <style:style style:name="P12" style:family="paragraph" style:parent-style-name="Standard">
      <style:text-properties officeooo:paragraph-rsid="0023d61b"/>
    </style:style>
    <style:style style:name="T1" style:family="text">
      <style:text-properties officeooo:rsid="001d0bd3"/>
    </style:style>
    <style:style style:name="T2" style:family="text">
      <style:text-properties officeooo:rsid="001df5b2"/>
    </style:style>
    <style:style style:name="T3" style:family="text">
      <style:text-properties officeooo:rsid="00206625"/>
    </style:style>
    <style:style style:name="T4" style:family="text">
      <style:text-properties style:text-underline-style="none" officeooo:rsid="001f0315"/>
    </style:style>
    <style:style style:name="T5" style:family="text">
      <style:text-properties officeooo:rsid="00229143"/>
    </style:style>
    <style:style style:name="T6" style:family="text">
      <style:text-properties officeooo:rsid="0023d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a<text:span text:style-name="T2">ri</text:span>ent Questions :</text:p>
      <text:p text:style-name="P1"/>
      <text:p text:style-name="P2"><text:span text:style-name="T1">1) </text:span>What is the gender distribution in online food orders?</text:p>
      <text:p text:style-name="P2"><text:span text:style-name="T1">2) <text:s/></text:span>What is the distribution of marital statuses in online food orders?</text:p>
      <text:p text:style-name="P2"><text:span text:style-name="T1">3) </text:span>What is the distribution of family size in online food orders?</text:p>
      <text:p text:style-name="P3">4) What is the distribution of educational qualifications in online food orders?</text:p>
      <text:p text:style-name="P8"><text:span text:style-name="T3">5) </text:span>What insights were gained from analyzing food ordering behavior across different income levels?</text:p>
      <text:p text:style-name="P5"/>
      <text:p text:style-name="P5">Bivarient Questions :</text:p>
      <text:p text:style-name="P5"/>
      <text:p text:style-name="P6">1) Who orders food more: Male or Female</text:p>
      <text:p text:style-name="P7">2) Who orders food more: Married or Singles</text:p>
      <text:p text:style-name="P10"><text:span text:style-name="T4">3) </text:span>What is the breakdown of age distribution based on marital status?</text:p>
      <text:p text:style-name="P11"><text:span text:style-name="T5">4) </text:span>What factors influence geographical distribution by output?</text:p>
      <text:p text:style-name="P12"><text:span text:style-name="T6">5) </text:span>What is the relationship between distribution age and family size?</text:p>
      <text:p text:style-name="P12"><text:span text:style-name="T6">6) </text:span>What is the correlation between distribution age and monthly income?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07:28:08.175000000</meta:creation-date>
    <dc:date>2024-03-18T19:51:03.957000000</dc:date>
    <meta:editing-duration>PT37M19S</meta:editing-duration>
    <meta:editing-cycles>9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3" meta:word-count="124" meta:character-count="768" meta:non-whitespace-character-count="655"/>
  </office:meta>
</office:document-meta>
</file>